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solid" draw:fill-color="#c0c0c0" draw:secondary-fill-color="#cfe7e5" draw:fill-gradient-name="Gradient_20_7" draw:gradient-step-count="0" draw:fill-hatch-name="Hatch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2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solid" draw:fill-color="#c0c0c0" draw:secondary-fill-color="#cfe7e5" draw:fill-gradient-name="Gradient_20_7" draw:gradient-step-count="0" draw:fill-hatch-name="Hatch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solid" draw:fill-color="#c0c0c0" draw:secondary-fill-color="#cfe7e5" draw:fill-gradient-name="Gradient_20_7" draw:gradient-step-count="0" draw:fill-hatch-name="Hatch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solid" draw:fill-color="#c0c0c0" draw:secondary-fill-color="#cfe7e5" draw:fill-gradient-name="Gradient_20_7" draw:gradient-step-count="0" draw:fill-hatch-name="Hatch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solid" draw:fill-color="#c0c0c0" draw:secondary-fill-color="#cfe7e5" draw:fill-gradient-name="Gradient_20_7" draw:gradient-step-count="0" draw:fill-hatch-name="Hatch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solid" draw:fill-color="#c0c0c0" draw:secondary-fill-color="#cfe7e5" draw:fill-gradient-name="Gradient_20_7" draw:gradient-step-count="0" draw:fill-hatch-name="Hatch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solid" draw:fill-color="#c0c0c0" draw:secondary-fill-color="#cfe7e5" draw:fill-gradient-name="Gradient_20_7" draw:gradient-step-count="0" draw:fill-hatch-name="Hatch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solid" draw:fill-color="#c0c0c0" draw:secondary-fill-color="#cfe7e5" draw:fill-gradient-name="Gradient_20_7" draw:gradient-step-count="0" draw:fill-hatch-name="Hatch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solid" draw:fill-color="#c0c0c0" draw:secondary-fill-color="#cfe7e5" draw:fill-gradient-name="Gradient_20_7" draw:gradient-step-count="0" draw:fill-hatch-name="Hatch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solid" draw:fill-color="#c0c0c0" draw:secondary-fill-color="#cfe7e5" draw:fill-gradient-name="Gradient_20_7" draw:gradient-step-count="0" draw:fill-hatch-name="Hatch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solid" draw:fill-color="#c0c0c0" draw:secondary-fill-color="#cfe7e5" draw:fill-gradient-name="Gradient_20_7" draw:gradient-step-count="0" draw:fill-hatch-name="Hatch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>
      <style:graphic-properties draw:stroke="none" svg:stroke-color="#008080" draw:marker-start="" draw:marker-end="" draw:fill="solid" draw:fill-color="#008000" draw:opacity="50%" draw:textarea-vertical-align="middle" draw:shadow-opacity="50%"/>
    </style:style>
    <style:style style:name="gr13" style:family="graphic" style:parent-style-name="standard">
      <style:graphic-properties draw:stroke="none" svg:stroke-color="#000080" draw:marker-start="" draw:marker-end="" draw:fill="solid" draw:fill-color="#008000" draw:opacity="50%" draw:textarea-vertical-align="middle" draw:shadow-opacity="50%"/>
    </style:style>
    <style:style style:name="gr14" style:family="graphic" style:parent-style-name="objectwithoutfill">
      <style:graphic-properties svg:stroke-width="0.025cm" svg:stroke-color="#000080" draw:marker-start-width="0.237cm" draw:marker-end-width="0.237cm" draw:fill="solid" draw:fill-color="#4700b8" draw:textarea-vertical-align="middle" fo:padding-top="0.137cm" fo:padding-bottom="0.137cm" fo:padding-left="0.262cm" fo:padding-right="0.262cm"/>
    </style:style>
    <style:style style:name="gr15" style:family="graphic" style:parent-style-name="objectwithoutfill">
      <style:graphic-properties svg:stroke-width="0.025cm" svg:stroke-color="#0000ff" draw:marker-start-width="0.237cm" draw:marker-end-width="0.237cm" svg:stroke-opacity="50%" draw:fill="solid" draw:fill-color="#4700b8" draw:textarea-vertical-align="middle" fo:padding-top="0.137cm" fo:padding-bottom="0.137cm" fo:padding-left="0.262cm" fo:padding-right="0.262cm"/>
    </style:style>
    <style:style style:name="gr16" style:family="graphic" style:parent-style-name="objectwithoutfill">
      <style:graphic-properties svg:stroke-width="0.025cm" svg:stroke-color="#ff0000" draw:marker-start-width="0.237cm" draw:marker-end-width="0.237cm" svg:stroke-opacity="50%" draw:fill="solid" draw:fill-color="#4700b8" draw:textarea-vertical-align="middle" fo:padding-top="0.137cm" fo:padding-bottom="0.137cm" fo:padding-left="0.262cm" fo:padding-right="0.262cm"/>
    </style:style>
    <style:style style:name="gr17" style:family="graphic" style:parent-style-name="objectwithoutfill">
      <style:graphic-properties svg:stroke-width="0.025cm" svg:stroke-color="#00ffff" draw:marker-start-width="0.237cm" draw:marker-end-width="0.237cm" svg:stroke-opacity="50%" draw:fill="solid" draw:fill-color="#4700b8" draw:textarea-vertical-align="middle" fo:padding-top="0.137cm" fo:padding-bottom="0.137cm" fo:padding-left="0.262cm" fo:padding-right="0.262cm"/>
    </style:style>
    <style:style style:name="gr18" style:family="graphic" style:parent-style-name="standard">
      <style:graphic-properties svg:stroke-color="#000080" draw:fill-color="#280099" draw:textarea-horizontal-align="center" draw:textarea-vertical-align="middle"/>
    </style:style>
    <style:style style:name="gr19" style:family="graphic" style:parent-style-name="standard">
      <style:graphic-properties svg:stroke-width="0.025cm" svg:stroke-color="#000000" draw:marker-start-width="0.161cm" draw:marker-end-width="0.161cm" draw:fill="solid" draw:fill-color="#0000ff" draw:opacity="50%" draw:textarea-horizontal-align="center" draw:textarea-vertical-align="middle" fo:padding-top="0.137cm" fo:padding-bottom="0.137cm" fo:padding-left="0.262cm" fo:padding-right="0.262cm" draw:shadow-opacity="50%"/>
    </style:style>
    <style:style style:name="gr20" style:family="graphic" style:parent-style-name="standard">
      <style:graphic-properties svg:stroke-width="0.025cm" svg:stroke-color="#000000" draw:marker-start-width="0.161cm" draw:marker-end-width="0.161cm" draw:fill="solid" draw:fill-color="#ff0000" draw:opacity="50%" draw:textarea-horizontal-align="center" draw:textarea-vertical-align="middle" fo:padding-top="0.137cm" fo:padding-bottom="0.137cm" fo:padding-left="0.262cm" fo:padding-right="0.262cm" draw:shadow-opacity="50%"/>
    </style:style>
    <style:style style:name="gr21" style:family="graphic" style:parent-style-name="standard">
      <style:graphic-properties svg:stroke-width="0.025cm" svg:stroke-color="#000000" draw:marker-start-width="0.161cm" draw:marker-end-width="0.161cm" draw:fill="solid" draw:fill-color="#00ffff" draw:opacity="50%" draw:textarea-horizontal-align="center" draw:textarea-vertical-align="middle" fo:padding-top="0.137cm" fo:padding-bottom="0.137cm" fo:padding-left="0.262cm" fo:padding-right="0.262cm" draw:shadow-opacity="50%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g>
              <draw:polygon draw:style-name="gr1" draw:text-style-name="P1" draw:layer="layout" svg:width="3.555cm" svg:height="4.952cm" svg:x="0.336cm" svg:y="0.625cm" svg:viewBox="0 0 3556 4953" draw:points="1905,0 0,4953 3556,3429">
                <text:p/>
              </draw:polygon>
              <draw:polygon draw:style-name="gr2" draw:text-style-name="P1" draw:layer="layout" svg:width="3.555cm" svg:height="3.428cm" svg:x="2.241cm" svg:y="0.626cm" svg:viewBox="0 0 3556 3429" draw:points="0,0 3556,380 1651,3429">
                <text:p/>
              </draw:polygon>
              <draw:polygon draw:style-name="gr3" draw:text-style-name="P1" draw:layer="layout" svg:width="3.428cm" svg:height="3.048cm" svg:x="3.892cm" svg:y="1.007cm" svg:viewBox="0 0 3429 3049" draw:points="3429,3047 1905,0 0,3049">
                <text:p/>
              </draw:polygon>
              <draw:polygon draw:style-name="gr4" draw:text-style-name="P1" draw:layer="layout" svg:width="3.428cm" svg:height="3.173cm" svg:x="3.893cm" svg:y="4.055cm" svg:viewBox="0 0 3429 3174" draw:points="3429,0 253,3174 0,2">
                <text:p/>
              </draw:polygon>
              <draw:polygon draw:style-name="gr5" draw:text-style-name="P1" draw:layer="layout" svg:width="3.81cm" svg:height="3.171cm" svg:x="0.336cm" svg:y="4.057cm" svg:viewBox="0 0 3811 3172" draw:points="0,1521 3811,3172 3558,0">
                <text:p/>
              </draw:polygon>
              <draw:polygon draw:style-name="gr6" draw:text-style-name="P1" draw:layer="layout" svg:width="3.046cm" svg:height="3.046cm" svg:x="5.798cm" svg:y="1.008cm" svg:viewBox="0 0 3047 3047" draw:points="1524,3047 0,0 3047,379">
                <text:p/>
              </draw:polygon>
              <draw:polygon draw:style-name="gr7" draw:text-style-name="P1" draw:layer="layout" svg:width="2.41cm" svg:height="2.667cm" svg:x="7.323cm" svg:y="1.388cm" svg:viewBox="0 0 2411 2668" draw:points="0,2668 2411,1650 1523,0">
                <text:p/>
              </draw:polygon>
              <draw:polygon draw:style-name="gr8" draw:text-style-name="P1" draw:layer="layout" svg:width="2.41cm" svg:height="3.428cm" svg:x="7.324cm" svg:y="3.038cm" svg:viewBox="0 0 2411 3429" draw:points="0,1018 2411,0 1902,3429">
                <text:p/>
              </draw:polygon>
              <draw:polygon draw:style-name="gr9" draw:text-style-name="P1" draw:layer="layout" svg:width="2.032cm" svg:height="2.41cm" svg:x="7.194cm" svg:y="4.057cm" svg:viewBox="0 0 2033 2411" draw:points="131,0 0,1521 2033,2411">
                <text:p/>
              </draw:polygon>
              <draw:polygon draw:style-name="gr10" draw:text-style-name="P1" draw:layer="layout" svg:width="3.179cm" svg:height="3.17cm" svg:x="4.146cm" svg:y="4.058cm" svg:viewBox="0 0 3180 3171" draw:points="3180,0 3049,1521 0,3171">
                <text:p/>
              </draw:polygon>
              <draw:polygon draw:style-name="gr11" draw:text-style-name="P1" draw:layer="layout" svg:width="5.079cm" svg:height="1.649cm" svg:x="4.146cm" svg:y="5.58cm" svg:viewBox="0 0 5080 1650" draw:points="5080,887 3049,0 0,1650">
                <text:p/>
              </draw:polygon>
            </draw:g>
          </draw:g>
          <draw:polygon draw:style-name="gr12" draw:text-style-name="P2" draw:layer="layout" svg:width="3.545cm" svg:height="3.426cm" svg:x="2.222cm" svg:y="1.988cm" svg:viewBox="0 0 3546 3427" draw:points="1776,0 0,1515 641,3427 2937,3042 3546,874">
            <text:p/>
          </draw:polygon>
          <draw:polygon draw:style-name="gr13" draw:text-style-name="P2" draw:layer="layout" svg:width="3.682cm" svg:height="3.301cm" svg:x="5.141cm" svg:y="2.106cm" svg:viewBox="0 0 3683 3302" draw:points="635,762 2287,0 3683,635 3682,2413 2667,3048 1397,3302 0,2921">
            <text:p/>
          </draw:polygon>
          <draw:polygon draw:style-name="gr13" draw:text-style-name="P2" draw:layer="layout" svg:width="1.269cm" svg:height="1.159cm" svg:x="6.538cm" svg:y="5.154cm" svg:viewBox="0 0 1270 1160" draw:points="0,254 1270,0 621,1160">
            <text:p/>
          </draw:polygon>
          <draw:g>
            <draw:line draw:style-name="gr14" draw:text-style-name="P2" draw:layer="layout" svg:x1="3.998cm" svg:y1="1.979cm" svg:x2="2.22cm" svg:y2="3.503cm">
              <text:p/>
            </draw:line>
            <draw:line draw:style-name="gr14" draw:text-style-name="P2" draw:layer="layout" svg:x1="2.855cm" svg:y1="5.408cm" svg:x2="2.22cm" svg:y2="3.503cm">
              <text:p/>
            </draw:line>
            <draw:line draw:style-name="gr14" draw:text-style-name="P2" draw:layer="layout" svg:x1="2.856cm" svg:y1="5.409cm" svg:x2="5.141cm" svg:y2="5.027cm">
              <text:p/>
            </draw:line>
            <draw:line draw:style-name="gr14" draw:text-style-name="P2" draw:layer="layout" svg:x1="5.776cm" svg:y1="2.869cm" svg:x2="3.998cm" svg:y2="1.979cm">
              <text:p/>
            </draw:line>
            <draw:g>
              <draw:line draw:style-name="gr14" draw:text-style-name="P2" draw:layer="layout" svg:x1="5.776cm" svg:y1="2.868cm" svg:x2="5.142cm" svg:y2="5.027cm">
                <text:p/>
              </draw:line>
              <draw:line draw:style-name="gr14" draw:text-style-name="P2" draw:layer="layout" svg:x1="5.776cm" svg:y1="2.869cm" svg:x2="7.427cm" svg:y2="2.106cm">
                <text:p/>
              </draw:line>
              <draw:line draw:style-name="gr14" draw:text-style-name="P2" draw:layer="layout" svg:x1="8.824cm" svg:y1="2.741cm" svg:x2="7.428cm" svg:y2="2.107cm">
                <text:p/>
              </draw:line>
              <draw:line draw:style-name="gr14" draw:text-style-name="P2" draw:layer="layout" svg:x1="8.824cm" svg:y1="2.741cm" svg:x2="8.824cm" svg:y2="4.519cm">
                <text:p/>
              </draw:line>
              <draw:line draw:style-name="gr14" draw:text-style-name="P2" draw:layer="layout" svg:x1="7.808cm" svg:y1="5.154cm" svg:x2="8.824cm" svg:y2="4.519cm">
                <text:p/>
              </draw:line>
              <draw:line draw:style-name="gr14" draw:text-style-name="P2" draw:layer="layout" svg:x1="7.808cm" svg:y1="5.154cm" svg:x2="6.538cm" svg:y2="5.408cm">
                <text:p/>
              </draw:line>
              <draw:line draw:style-name="gr14" draw:text-style-name="P2" draw:layer="layout" svg:x1="5.141cm" svg:y1="5.027cm" svg:x2="6.538cm" svg:y2="5.409cm">
                <text:p/>
              </draw:line>
            </draw:g>
            <draw:line draw:style-name="gr14" draw:text-style-name="P2" draw:layer="layout" svg:x1="7.808cm" svg:y1="5.154cm" svg:x2="7.159cm" svg:y2="6.302cm">
              <text:p/>
            </draw:line>
            <draw:line draw:style-name="gr14" draw:text-style-name="P2" draw:layer="layout" svg:x1="6.538cm" svg:y1="5.408cm" svg:x2="7.167cm" svg:y2="6.298cm">
              <text:p/>
            </draw:line>
            <draw:g>
              <draw:line draw:style-name="gr15" draw:text-style-name="P2" draw:layer="layout" svg:x1="4.002cm" svg:y1="2.087cm" svg:x2="2.332cm" svg:y2="3.518cm">
                <text:p/>
              </draw:line>
              <draw:line draw:style-name="gr15" draw:text-style-name="P2" draw:layer="layout" svg:x1="2.928cm" svg:y1="5.307cm" svg:x2="2.332cm" svg:y2="3.518cm">
                <text:p/>
              </draw:line>
              <draw:line draw:style-name="gr15" draw:text-style-name="P2" draw:layer="layout" svg:x1="2.929cm" svg:y1="5.309cm" svg:x2="5.075cm" svg:y2="4.95cm">
                <text:p/>
              </draw:line>
              <draw:line draw:style-name="gr15" draw:text-style-name="P2" draw:layer="layout" svg:x1="5.671cm" svg:y1="2.922cm" svg:x2="5.076cm" svg:y2="4.95cm">
                <text:p/>
              </draw:line>
              <draw:line draw:style-name="gr15" draw:text-style-name="P2" draw:layer="layout" svg:x1="5.672cm" svg:y1="2.923cm" svg:x2="4.002cm" svg:y2="2.087cm">
                <text:p/>
              </draw:line>
            </draw:g>
            <draw:g>
              <draw:line draw:style-name="gr16" draw:text-style-name="P2" draw:layer="layout" svg:x1="5.85cm" svg:y1="2.924cm" svg:x2="5.253cm" svg:y2="4.958cm">
                <text:p/>
              </draw:line>
              <draw:line draw:style-name="gr16" draw:text-style-name="P2" draw:layer="layout" svg:x1="5.851cm" svg:y1="2.925cm" svg:x2="7.406cm" svg:y2="2.206cm">
                <text:p/>
              </draw:line>
              <draw:line draw:style-name="gr16" draw:text-style-name="P2" draw:layer="layout" svg:x1="8.722cm" svg:y1="2.804cm" svg:x2="7.407cm" svg:y2="2.207cm">
                <text:p/>
              </draw:line>
              <draw:line draw:style-name="gr16" draw:text-style-name="P2" draw:layer="layout" svg:x1="8.722cm" svg:y1="2.804cm" svg:x2="8.722cm" svg:y2="4.479cm">
                <text:p/>
              </draw:line>
              <draw:line draw:style-name="gr16" draw:text-style-name="P2" draw:layer="layout" svg:x1="7.765cm" svg:y1="5.077cm" svg:x2="8.722cm" svg:y2="4.479cm">
                <text:p/>
              </draw:line>
              <draw:line draw:style-name="gr16" draw:text-style-name="P2" draw:layer="layout" svg:x1="7.764cm" svg:y1="5.077cm" svg:x2="6.568cm" svg:y2="5.316cm">
                <text:p/>
              </draw:line>
              <draw:line draw:style-name="gr16" draw:text-style-name="P2" draw:layer="layout" svg:x1="5.252cm" svg:y1="4.958cm" svg:x2="6.568cm" svg:y2="5.318cm">
                <text:p/>
              </draw:line>
            </draw:g>
            <draw:line draw:style-name="gr14" draw:text-style-name="P2" draw:layer="layout" svg:x1="7.808cm" svg:y1="5.154cm" svg:x2="6.538cm" svg:y2="5.408cm">
              <text:p/>
            </draw:line>
            <draw:g>
              <draw:line draw:style-name="gr17" draw:text-style-name="P2" draw:layer="layout" svg:x1="7.672cm" svg:y1="5.247cm" svg:x2="7.152cm" svg:y2="6.167cm">
                <text:p/>
              </draw:line>
              <draw:line draw:style-name="gr17" draw:text-style-name="P2" draw:layer="layout" svg:x1="6.654cm" svg:y1="5.451cm" svg:x2="7.158cm" svg:y2="6.164cm">
                <text:p/>
              </draw:line>
              <draw:line draw:style-name="gr17" draw:text-style-name="P2" draw:layer="layout" svg:x1="7.672cm" svg:y1="5.247cm" svg:x2="6.654cm" svg:y2="5.451cm">
                <text:p/>
              </draw:line>
            </draw:g>
          </draw:g>
          <draw:circle draw:style-name="gr18" draw:text-style-name="P2" draw:layer="layout" svg:width="0.156cm" svg:height="0.156cm" svg:x="3.919cm" svg:y="1.897cm">
            <text:p/>
          </draw:circle>
          <draw:circle draw:style-name="gr18" draw:text-style-name="P2" draw:layer="layout" svg:width="0.156cm" svg:height="0.156cm" svg:x="5.697cm" svg:y="2.771cm">
            <text:p/>
          </draw:circle>
          <draw:circle draw:style-name="gr18" draw:text-style-name="P2" draw:layer="layout" svg:width="0.156cm" svg:height="0.156cm" svg:x="2.121cm" svg:y="3.414cm">
            <text:p/>
          </draw:circle>
          <draw:circle draw:style-name="gr18" draw:text-style-name="P2" draw:layer="layout" svg:width="0.156cm" svg:height="0.156cm" svg:x="2.783cm" svg:y="5.33cm">
            <text:p/>
          </draw:circle>
          <draw:circle draw:style-name="gr18" draw:text-style-name="P2" draw:layer="layout" svg:width="0.156cm" svg:height="0.156cm" svg:x="5.073cm" svg:y="4.949cm">
            <text:p/>
          </draw:circle>
          <draw:circle draw:style-name="gr18" draw:text-style-name="P2" draw:layer="layout" svg:width="0.156cm" svg:height="0.156cm" svg:x="7.351cm" svg:y="2.028cm">
            <text:p/>
          </draw:circle>
          <draw:circle draw:style-name="gr18" draw:text-style-name="P2" draw:layer="layout" svg:width="0.156cm" svg:height="0.156cm" svg:x="8.743cm" svg:y="4.436cm">
            <text:p/>
          </draw:circle>
          <draw:circle draw:style-name="gr18" draw:text-style-name="P2" draw:layer="layout" svg:width="0.156cm" svg:height="0.156cm" svg:x="8.749cm" svg:y="2.677cm">
            <text:p/>
          </draw:circle>
          <draw:circle draw:style-name="gr18" draw:text-style-name="P2" draw:layer="layout" svg:width="0.156cm" svg:height="0.156cm" svg:x="6.452cm" svg:y="5.323cm">
            <text:p/>
          </draw:circle>
          <draw:circle draw:style-name="gr18" draw:text-style-name="P2" draw:layer="layout" svg:width="0.156cm" svg:height="0.156cm" svg:x="7.726cm" svg:y="5.086cm">
            <text:p/>
          </draw:circle>
          <draw:circle draw:style-name="gr18" draw:text-style-name="P2" draw:layer="layout" svg:width="0.156cm" svg:height="0.156cm" svg:x="7.095cm" svg:y="6.197cm">
            <text:p/>
          </draw:circle>
        </draw:g>
        <draw:ellipse draw:style-name="gr19" draw:text-style-name="P2" draw:layer="layout" svg:width="0.616cm" svg:height="0.618cm" svg:x="3.575cm" svg:y="3.727cm">
          <text:p/>
        </draw:ellipse>
        <draw:circle draw:style-name="gr20" draw:text-style-name="P2" draw:layer="layout" svg:width="0.619cm" svg:height="0.62cm" svg:x="7.004cm" svg:y="3.749cm">
          <text:p/>
        </draw:circle>
        <draw:ellipse draw:style-name="gr21" draw:text-style-name="P2" draw:layer="layout" svg:width="0.584cm" svg:height="0.585cm" svg:x="6.897cm" svg:y="5.318cm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16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obert Miller</meta:initial-creator>
    <meta:creation-date>2012-07-03T14:18:32</meta:creation-date>
    <dc:date>2012-07-17T10:26:34</dc:date>
    <dc:creator>Robert Miller</dc:creator>
    <meta:editing-duration>PT17H18M35S</meta:editing-duration>
    <meta:editing-cycles>2</meta:editing-cycles>
    <meta:generator>OpenOffice.org/3.2$Unix OpenOffice.org_project/320m19$Build-9505</meta:generator>
    <meta:document-statistic meta:object-count="65"/>
  </office:meta>
</office:document-meta>
</file>